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opacity-name="" draw:textarea-horizontal-align="justify" draw:textarea-vertical-align="middle" draw:auto-grow-height="false" fo:min-height="1.337cm" fo:min-width="6.802cm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971cm" fo:min-width="6.802cm"/>
      <style:paragraph-properties style:writing-mode="lr-tb"/>
    </style:style>
    <style:style style:name="gr3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654cm" fo:min-width="6.802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2.607cm" fo:min-width="6.802cm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972cm" fo:min-width="6.803cm"/>
      <style:paragraph-properties style:writing-mode="lr-tb"/>
    </style:style>
    <style:style style:name="gr8" style:family="graphic" style:parent-style-name="standard">
      <style:graphic-properties draw:stroke="dash" draw:stroke-dash="Long_20_Dash" svg:stroke-color="#000000" svg:stroke-linecap="butt" draw:fill="none" draw:fill-color="#ffffff" loext:fill-use-slide-background="false" draw:textarea-horizontal-align="justify" draw:textarea-vertical-align="middle" draw:auto-grow-height="false" fo:min-height="0.703cm" fo:min-width="6.802cm"/>
      <style:paragraph-properties style:writing-mode="lr-tb"/>
    </style:style>
    <style:style style:name="gr9" style:family="graphic" style:parent-style-name="standard">
      <style:graphic-properties svg:stroke-color="#000000" draw:marker-start="Arrowheads_20_2" draw:marker-start-width="0.3cm" draw:marker-end="Arrowheads_20_3" draw:marker-end-width="0.3cm" draw:textarea-vertical-align="middle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749cm" fo:min-width="3.85cm"/>
      <style:paragraph-properties style:writing-mode="lr-tb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749cm" fo:min-width="19.09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loext:graphic-properties draw:fill-color="#ffffff" draw:opacity="100%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00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7.302cm" svg:height="1.587cm" svg:x="2.271cm" svg:y="3.54cm">
          <text:p text:style-name="P1"><text:span text:style-name="T1">Hello</text:span></text:p>
          <text:p text:style-name="P2"><text:span text:style-name="T2">-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302cm" svg:height="2.221cm" svg:x="2.27cm" svg:y="5.445cm">
          <text:p text:style-name="P1"><text:span text:style-name="T1">Hello</text:span></text:p>
          <text:p text:style-name="P2"><text:span text:style-name="T1">- server_id (“”)</text:span></text:p>
          <text:p text:style-name="P2"><text:span text:style-name="T1">- public_key</text:span></text:p>
          <text:p text:style-name="P2"><text:span text:style-name="T1">- no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7.302cm" svg:height="1.904cm" svg:x="2.271cm" svg:y="11.159cm">
          <text:p text:style-name="P5"><text:span text:style-name="T1">Key</text:span></text:p>
          <text:p text:style-name="P6"><text:span text:style-name="T2">- key (RSA public_key)</text:span></text:p>
          <text:p text:style-name="P7"><text:span text:style-name="T3">- nonce </text:span><text:span text:style-name="T2">(RSA public_key)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.001cm" svg:y1="5.127cm" svg:x2="10.843cm" svg:y2="5.127cm">
          <text:p/>
        </draw:line>
        <draw:line draw:style-name="gr4" draw:text-style-name="P9" draw:layer="layout" svg:x1="10.842cm" svg:y1="7.667cm" svg:x2="1cm" svg:y2="7.667cm">
          <text:p/>
        </draw:line>
        <draw:custom-shape draw:style-name="gr5" draw:text-style-name="P8" draw:layer="layout" svg:width="7.302cm" svg:height="2.857cm" svg:x="12.113cm" svg:y="7.985cm">
          <text:p text:style-name="P5"><text:span text:style-name="T1">join_server</text:span></text:p>
          <text:p text:style-name="P6"><text:span text:style-name="T2">- access_token</text:span></text:p>
          <text:p text:style-name="P6"><text:span text:style-name="T2">- selected_profile</text:span></text:p>
          <text:p text:style-name="P7"><text:span text:style-name="T3">- server_id </text:span><text:span text:style-name="T3">(SHA server_id + </text:span><text:span text:style-name="T2">key + public_key)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cm" svg:y1="10.842cm" svg:x2="20.591cm" svg:y2="10.842cm">
          <text:p/>
        </draw:line>
        <draw:line draw:style-name="gr6" draw:text-style-name="P9" draw:layer="layout" svg:x1="1.001cm" svg:y1="3.222cm" svg:x2="1cm" svg:y2="26.94cm">
          <text:p/>
        </draw:line>
        <draw:line draw:style-name="gr6" draw:text-style-name="P9" draw:layer="layout" svg:x1="10.843cm" svg:y1="3.222cm" svg:x2="10.842cm" svg:y2="26.94cm">
          <text:p/>
        </draw:line>
        <draw:line draw:style-name="gr6" draw:text-style-name="P9" draw:layer="layout" svg:x1="20.591cm" svg:y1="3.222cm" svg:x2="20.59cm" svg:y2="26.94cm">
          <text:p/>
        </draw:line>
        <draw:line draw:style-name="gr4" draw:text-style-name="P9" draw:layer="layout" svg:x1="1.001cm" svg:y1="13.064cm" svg:x2="10.843cm" svg:y2="13.064cm">
          <text:p/>
        </draw:line>
        <draw:custom-shape draw:style-name="gr7" draw:text-style-name="P8" draw:layer="layout" svg:width="7.303cm" svg:height="2.222cm" svg:x="12.113cm" svg:y="13.382cm">
          <text:p text:style-name="P5"><text:span text:style-name="T1">has_joined_server</text:span></text:p>
          <text:p text:style-name="P6"><text:span text:style-name="T2">- username</text:span></text:p>
          <text:p text:style-name="P6"><text:span text:style-name="T3">- server_id (SHA server_id + </text:span><text:span text:style-name="T2">key + </text:span><text:span text:style-name="T2">public_key)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0.843cm" svg:y1="15.604cm" svg:x2="20.591cm" svg:y2="15.604cm">
          <text:p/>
        </draw:line>
        <draw:custom-shape draw:style-name="gr8" draw:text-style-name="P8" draw:layer="layout" svg:width="7.302cm" svg:height="0.953cm" svg:x="2.272cm" svg:y="13.382cm">
          <text:p text:style-name="P5"><text:span text:style-name="T2">AES/CFB8/NoPadding key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.001cm" svg:y1="14.335cm" svg:x2="10.843cm" svg:y2="14.335cm">
          <text:p/>
        </draw:line>
        <draw:custom-shape draw:style-name="gr10" draw:text-style-name="P11" draw:layer="layout" svg:width="4.35cm" svg:height="0.999cm" svg:x="16.241cm" svg:y="2.223cm">
          <text:p text:style-name="P10"><text:span text:style-name="T4">Session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4.35cm" svg:height="0.999cm" svg:x="8.621cm" svg:y="2.223cm">
          <text:p text:style-name="P10"><text:span text:style-name="T4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4.35cm" svg:height="0.999cm" svg:x="1.001cm" svg:y="2.223cm">
          <text:p text:style-name="P10"><text:span text:style-name="T4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9.59cm" svg:height="0.999cm" svg:x="1cm" svg:y="1cm">
          <text:p text:style-name="P12"><text:span text:style-name="T5">Minecraft: Java Edition Authentication Flow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22:34:04.058454402</meta:creation-date>
    <dc:date>2023-03-13T23:44:59.496361056</dc:date>
    <meta:editing-duration>PT1H10M55S</meta:editing-duration>
    <meta:editing-cycles>3</meta:editing-cycles>
    <meta:generator>LibreOffice/7.4.5.1$Linux_X86_64 LibreOffice_project/40$Build-1</meta:generator>
    <meta:document-statistic meta:object-count="19"/>
  </office:meta>
</office:document-meta>
</file>